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1afc6"/>
    </style:style>
    <style:style style:name="P2" style:family="paragraph" style:parent-style-name="Heading_20_2">
      <style:text-properties officeooo:paragraph-rsid="0001afc6"/>
    </style:style>
    <style:style style:name="P3" style:family="paragraph" style:parent-style-name="Standard">
      <style:text-properties fo:font-size="20pt" style:text-underline-style="none" fo:font-weight="normal" style:font-size-asian="17.5pt" style:font-weight-asian="normal" style:font-size-complex="20pt" style:font-weight-complex="normal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style:text-underline-style="none" fo:font-weight="normal" officeooo:rsid="0001afc6" style:font-size-asian="17.5pt" style:font-weight-asian="normal" style:font-size-complex="20pt" style:font-weight-complex="normal"/>
    </style:style>
    <style:style style:name="T3" style:family="text">
      <style:text-properties fo:font-size="24pt" officeooo:rsid="0001afc6" style:font-size-asian="21pt" style:font-size-complex="24pt"/>
    </style:style>
    <style:style style:name="T4" style:family="text">
      <style:text-properties fo:font-size="28pt" officeooo:rsid="0001afc6" style:font-size-asian="24.5pt" style:font-size-complex="28pt"/>
    </style:style>
    <style:style style:name="T5" style:family="text">
      <style:text-properties fo:font-size="28pt" fo:font-weight="bold" officeooo:rsid="0001afc6" style:font-size-asian="24.5pt" style:font-weight-asian="bold" style:font-size-complex="28pt" style:font-weight-complex="bold"/>
    </style:style>
    <style:style style:name="T6" style:family="text">
      <style:text-properties fo:font-size="28pt" style:text-underline-style="solid" style:text-underline-width="auto" style:text-underline-color="font-color" fo:font-weight="bold" officeooo:rsid="0001afc6" style:font-size-asian="24.5pt" style:font-weight-asian="bold" style:font-size-complex="28pt" style:font-weight-complex="bold"/>
    </style:style>
    <style:style style:name="T7" style:family="text">
      <style:text-properties fo:font-size="28pt" style:text-underline-style="none" fo:font-weight="bold" officeooo:rsid="0001afc6" style:font-size-asian="24.5pt" style:font-weight-asian="bold" style:font-size-complex="28pt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01afc6" style:font-weight-asian="bold" style:font-weight-complex="bold"/>
    </style:style>
    <style:style style:name="T9" style:family="text">
      <style:text-properties style:text-underline-style="solid" style:text-underline-width="auto" style:text-underline-color="font-color" officeooo:rsid="0001af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9"/><text:span text:style-name="T6">RSA</text:span></text:p>
      <text:p text:style-name="Standard"><text:span text:style-name="T6"/></text:p>
      <text:h text:style-name="P2" text:outline-level="2"><text:span text:style-name="T6">Size-Matters XD <text:s text:c="4"/></text:span><text:span text:style-name="T7"><text:s/>flag:</text:span><text:span text:style-name="T2">recr{flaggie}</text:span></text:h>
      <text:p text:style-name="P1"><text:span text:style-name="T2"/></text:p>
      <text:p text:style-name="P3">arjun@arjun-Inspiron-3501:~$ pip install gmpy2</text:p>
      <text:p text:style-name="P3">Defaulting to user installation because normal site-packages is not writeable</text:p>
      <text:p text:style-name="P3">Collecting gmpy2</text:p>
      <text:p text:style-name="P3"><text:s text:c="2"/>Downloading gmpy2-2.1.5-cp310-cp310-manylinux_2_17_x86_64.manylinux2014_x86_64.whl (1.7 MB)</text:p>
      <text:p text:style-name="P3"><text:s text:c="5"/>━━━━━━━━━━━━━━━━━━━━━━━━━━━━━━━━━━━━━━━━ 1.7/1.7 MB 1.7 MB/s eta 0:00:00</text:p>
      <text:p text:style-name="P3">Installing collected packages: gmpy2</text:p>
      <text:p text:style-name="P3">Successfully installed gmpy2-2.1.5</text:p>
      <text:p text:style-name="P3">arjun@arjun-Inspiron-3501:~$ pip install pycryptodome</text:p>
      <text:p text:style-name="P3">Defaulting to user installation because normal site-packages is not writeable</text:p>
      <text:p text:style-name="P3">Collecting pycryptodome</text:p>
      <text:p text:style-name="P3"><text:s text:c="2"/>Downloading pycryptodome-3.20.0-cp35-abi3-manylinux_2_17_x86_64.manylinux2014_x86_64.whl (2.1 MB)</text:p>
      <text:p text:style-name="P3"><text:s text:c="5"/>━━━━━━━━━━━━━━━━━━━━━━━━━━━━━━━━━━━━━━━━ 2.1/2.1 MB 1.8 MB/s eta 0:00:00</text:p>
      <text:p text:style-name="P3">Installing collected packages: pycryptodome</text:p>
      <text:p text:style-name="P3">Successfully installed pycryptodome-3.20.0</text:p>
      <text:p text:style-name="P3">arjun@arjun-Inspiron-3501:~$ python3</text:p>
      <text:p text:style-name="P3"><text:soft-page-break/>Python 3.10.12 (main, Nov 20 2023, 15:14:05) [GCC 11.4.0] on linux</text:p>
      <text:p text:style-name="P3">Type "help", "copyright", "credits" or "license" for more information.</text:p>
      <text:p text:style-name="P3">&gt;&gt;&gt; </text:p>
      <text:p text:style-name="P3">arjun@arjun-Inspiron-3501:~$ ipython3</text:p>
      <text:p text:style-name="P3">Command 'ipython3' not found, but can be installed with:</text:p>
      <text:p text:style-name="P3">sudo apt install ipython3</text:p>
      <text:p text:style-name="P3">arjun@arjun-Inspiron-3501:~$ python3</text:p>
      <text:p text:style-name="P3">Python 3.10.12 (main, Nov 20 2023, 15:14:05) [GCC 11.4.0] on linux</text:p>
      <text:p text:style-name="P3">Type "help", "copyright", "credits" or "license" for more information.</text:p>
      <text:p text:style-name="P3">&gt;&gt;&gt; fromgmpy2 import iroot</text:p>
      <text:p text:style-name="P3"><text:s text:c="2"/>File "&lt;stdin&gt;", line 1</text:p>
      <text:p text:style-name="P3"><text:s text:c="4"/>fromgmpy2 import iroot</text:p>
      <text:p text:style-name="P3"><text:s text:c="14"/>^^^^^^</text:p>
      <text:p text:style-name="P3">SyntaxError: invalid syntax</text:p>
      <text:p text:style-name="P3">&gt;&gt;&gt; from gmpy2 import iroot</text:p>
      <text:p text:style-name="P3">&gt;&gt;&gt; n=8262804504767954031053903839163956257010739207771621531385971859530569445108880279043548284646024212493636747190630264240447470765533211872651657751788890327946381055797992033453579101668927004051756585686276754496995408402883825971054042556433116707524963979232674164095384841993240512517790982903513140136429331890001538695407970432675461514972425787174649808259551806621995089571834112688116254016460708270849440074835685272401941855534783491185523889479928314581704444924129523129671104469299148320613669401657183290772893<text:soft-page-break/>79496793520793044453012845571593091239615903167358140251268988719634075550032402744471298472559374963794796831888972573597223883502207025864412727194467531305956804869282127211781893423868568924921460804452906287133831167209340798856323714333552031073990953099946860260440120550744737264831895097569281340675979651355169393606387485601024283179141075124116079680183641040638005340147490312370291020282845417263785200481799143148652902589069064306494803532124234850362800892646823909347208346956741220877224626765444423081432186871792825772139369254830825377015531518313838382717867736340509229694011716101360463757629023320658921011843627332643744464724204771008866440681008984222122706436344770910544932757</text:p>
      <text:p text:style-name="P3">&gt;&gt;&gt; e=5</text:p>
      <text:p text:style-name="P3">&gt;&gt;&gt; ct = 61157966734103371341490589584047901809639618225721810380698297516885678285575048794229133964145600739348505413290761644259197214583972877327534376915178125</text:p>
      <text:p text:style-name="P3">&gt;&gt;&gt; ct = iroot(ct,e)</text:p>
      <text:p text:style-name="P3">&gt;&gt;&gt; ct</text:p>
      <text:p text:style-name="P3">(mpz(9063388736900341135085436233085), True)</text:p>
      <text:p text:style-name="P3">&gt;&gt;&gt; from Crypto.Utils.number import long_to_bytes as l2b</text:p>
      <text:p text:style-name="P3">Traceback (most recent call last):</text:p>
      <text:p text:style-name="P3"><text:s text:c="2"/>File "&lt;stdin&gt;", line 1, in &lt;module&gt;</text:p>
      <text:p text:style-name="P3">ModuleNotFoundError: No module named 'Crypto.Utils'</text:p>
      <text:p text:style-name="P3">&gt;&gt;&gt; from Crypto.Util.number import long_to_bytes as l2b</text:p>
      <text:p text:style-name="P3">&gt;&gt;&gt; print(l2b(ct[0]))</text:p>
      <text:p text:style-name="P3">b'recr{flaggie}'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8:37:54.540708101</meta:creation-date>
    <dc:date>2024-05-26T18:42:06.145988432</dc:date>
    <meta:editing-duration>PT4M12S</meta:editing-duration>
    <meta:editing-cycles>1</meta:editing-cycles>
    <meta:document-statistic meta:table-count="0" meta:image-count="0" meta:object-count="0" meta:page-count="3" meta:paragraph-count="45" meta:word-count="201" meta:character-count="3270" meta:non-whitespace-character-count="3003"/>
    <meta:generator>LibreOffice/7.3.7.2$Linux_X86_64 LibreOffice_project/30$Build-2</meta:generator>
  </office:meta>
</office:document-meta>
</file>